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81a52" officeooo:paragraph-rsid="00081a52"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77291" style:font-name-asian="Garamond1" style:font-size-asian="12pt" style:font-name-complex="Garamond1" style:font-size-complex="12pt"/>
    </style:style>
    <style:style style:name="T4" style:family="text">
      <style:text-properties style:font-name="Garamond" fo:font-size="12pt" officeooo:rsid="00081a52"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welcome_help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4999870741179465151"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712495272545"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712082331362"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11.673691210</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9" meta:non-whitespace-character-count="2156"/>
  </office:meta>
</office:document-meta>
</file>